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in" fo:margin-bottom="0in" style:contextual-spacing="false"/>
      <style:text-properties officeooo:paragraph-rsid="00015dfd"/>
    </style:style>
    <style:style style:name="P2" style:family="paragraph" style:parent-style-name="Heading_20_3">
      <style:paragraph-properties fo:margin-top="0in" fo:margin-bottom="0.0402in" style:contextual-spacing="false"/>
    </style:style>
    <style:style style:name="P3"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4" style:family="paragraph" style:parent-style-name="Preformatted_20_Text">
      <style:paragraph-properties fo:margin-left="0in" fo:margin-right="0in" fo:text-indent="0in" style:auto-text-indent="false" fo:padding="0in" fo:border="none"/>
    </style:style>
    <style:style style:name="P5" style:family="paragraph" style:parent-style-name="Text_20_body">
      <style:paragraph-properties fo:margin-left="0in" fo:margin-right="0in" fo:text-indent="0in" style:auto-text-indent="false" fo:padding="0in" fo:border="none"/>
    </style:style>
    <style:style style:name="P6" style:family="paragraph" style:parent-style-name="Quotations">
      <style:paragraph-properties fo:margin-left="0.3937in" fo:margin-right="0.3937in" fo:text-indent="0in" style:auto-text-indent="false" fo:padding="0in" fo:border="none"/>
    </style:style>
    <style:style style:name="P7" style:family="paragraph" style:parent-style-name="Text_20_body">
      <style:paragraph-properties fo:margin-top="0in" fo:margin-bottom="0in" style:contextual-spacing="false"/>
    </style:style>
    <style:style style:name="P8" style:family="paragraph" style:parent-style-name="Text_20_body">
      <style:paragraph-properties fo:margin-top="0in" fo:margin-bottom="0.0799in" style:contextual-spacing="false"/>
    </style:style>
    <style:style style:name="P9" style:family="paragraph" style:parent-style-name="Text_20_body">
      <style:paragraph-properties fo:margin-top="0in" fo:margin-bottom="0.0598in" style:contextual-spacing="false"/>
    </style:style>
    <style:style style:name="P10" style:family="paragraph" style:parent-style-name="Text_20_body">
      <style:paragraph-properties fo:margin-left="0in" fo:margin-right="0in" fo:text-indent="0in" style:auto-text-indent="false" fo:padding="0in" fo:border="none"/>
      <style:text-properties officeooo:paragraph-rsid="00051952"/>
    </style:style>
    <style:style style:name="P11" style:family="paragraph" style:parent-style-name="Heading_20_1">
      <style:text-properties officeooo:paragraph-rsid="00015dfd"/>
    </style:style>
    <style:style style:name="P12" style:family="paragraph" style:parent-style-name="Heading_20_1">
      <style:paragraph-properties fo:break-before="page"/>
      <style:text-properties officeooo:paragraph-rsid="00015dfd"/>
    </style:style>
    <style:style style:name="P13" style:family="paragraph" style:parent-style-name="Heading_20_1">
      <style:paragraph-properties fo:break-before="page"/>
      <style:text-properties officeooo:paragraph-rsid="00051952"/>
    </style:style>
    <style:style style:name="P14" style:family="paragraph" style:parent-style-name="Heading_20_4">
      <style:paragraph-properties fo:margin-top="0in" fo:margin-bottom="0in" style:contextual-spacing="false"/>
      <style:text-properties officeooo:paragraph-rsid="00051952"/>
    </style:style>
    <style:style style:name="P15" style:family="paragraph" style:parent-style-name="Quotations" style:list-style-name="L2">
      <style:paragraph-properties fo:margin-left="0.3937in" fo:margin-right="0.3937in" fo:margin-top="0in" fo:margin-bottom="0in" style:contextual-spacing="false" fo:text-indent="0in" style:auto-text-indent="false" fo:padding="0in" fo:border="none"/>
    </style:style>
    <style:style style:name="P16" style:family="paragraph" style:parent-style-name="Quotations" style:list-style-name="L2">
      <style:paragraph-properties fo:margin-left="0.3937in" fo:margin-right="0.3937in" fo:text-indent="0in" style:auto-text-indent="false" fo:padding="0in" fo:border="none"/>
    </style:style>
    <style:style style:name="P17"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18" style:family="paragraph" style:parent-style-name="Text_20_body" style:list-style-name="L1">
      <style:paragraph-properties fo:margin-left="0in" fo:margin-right="0in" fo:text-indent="0in" style:auto-text-indent="false" fo:padding="0in" fo:border="none"/>
    </style:style>
    <style:style style:name="P19" style:family="paragraph" style:parent-style-name="Text_20_body">
      <style:paragraph-properties fo:margin-top="0in" fo:margin-bottom="0in" style:contextual-spacing="false"/>
    </style:style>
    <style:style style:name="P20" style:family="paragraph" style:parent-style-name="Text_20_body">
      <style:paragraph-properties fo:margin-left="0in" fo:margin-right="0in" fo:text-indent="0in" style:auto-text-indent="false" fo:padding="0in" fo:border="none"/>
      <style:text-properties officeooo:paragraph-rsid="00051952"/>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fo:font-weight="bold" style:font-weight-asian="bold" style:font-weight-complex="bold"/>
    </style:style>
    <style:style style:name="T4" style:family="text">
      <style:text-properties fo:font-weight="bold" officeooo:rsid="00015df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015dfd" style:font-style-asian="italic" style:font-weight-asian="bold" style:font-style-complex="italic" style:font-weight-complex="bold"/>
    </style:style>
    <style:style style:name="T7" style:family="text">
      <style:text-properties officeooo:rsid="00047769" loext:padding="0in" loext:border="non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800. Maximum Ascending Subarray Sum</text:h>
      <text:p text:style-name="P5">Given an array of positive integers <text:span text:style-name="Source_20_Text"><text:span text:style-name="T1">nums</text:span></text:span>, return the <text:span text:style-name="Emphasis"><text:span text:style-name="T2">maximum possible sum of an </text:span></text:span><text:span text:style-name="Emphasis"><text:span text:style-name="Strong_20_Emphasis"><text:span text:style-name="T2">ascending</text:span></text:span></text:span><text:span text:style-name="Emphasis"><text:span text:style-name="T2"> subarray in </text:span></text:span><text:span text:style-name="Source_20_Text"><text:span text:style-name="T1">nums</text:span></text:span>.</text:p>
      <text:p text:style-name="P5">A subarray is defined as a contiguous sequence of numbers in an array.</text:p>
      <text:p text:style-name="P5">A subarray <text:span text:style-name="Source_20_Text"><text:span text:style-name="T1">[nums</text:span></text:span><text:span text:style-name="Source_20_Text"><text:span text:style-name="T2">l</text:span></text:span><text:span text:style-name="Source_20_Text"><text:span text:style-name="T1">, nums</text:span></text:span><text:span text:style-name="Source_20_Text"><text:span text:style-name="T2">l+1</text:span></text:span><text:span text:style-name="Source_20_Text"><text:span text:style-name="T1">, ..., nums</text:span></text:span><text:span text:style-name="Source_20_Text"><text:span text:style-name="T2">r-1</text:span></text:span><text:span text:style-name="Source_20_Text"><text:span text:style-name="T1">, nums</text:span></text:span><text:span text:style-name="Source_20_Text"><text:span text:style-name="T2">r</text:span></text:span><text:span text:style-name="Source_20_Text"><text:span text:style-name="T1">]</text:span></text:span> is <text:span text:style-name="Strong_20_Emphasis"><text:span text:style-name="T2">ascending</text:span></text:span> if for all <text:span text:style-name="Source_20_Text"><text:span text:style-name="T1">i</text:span></text:span> where <text:span text:style-name="Source_20_Text"><text:span text:style-name="T1">l &lt;= i &lt; r</text:span></text:span>, <text:span text:style-name="Source_20_Text"><text:span text:style-name="T1">nums</text:span></text:span><text:span text:style-name="Source_20_Text"><text:span text:style-name="T2">i </text:span></text:span><text:span text:style-name="Source_20_Text"><text:span text:style-name="T1">&lt; nums</text:span></text:span><text:span text:style-name="Source_20_Text"><text:span text:style-name="T2">i+1</text:span></text:span>. Note that a subarray of size <text:span text:style-name="Source_20_Text"><text:span text:style-name="T1">1</text:span></text:span> is <text:span text:style-name="Strong_20_Emphasis"><text:span text:style-name="T2">ascending</text:span></text:span>.</text:p>
      <text:p text:style-name="P5"><text:span text:style-name="Strong_20_Emphasis"><text:span text:style-name="T2">Example 1:</text:span></text:span></text:p>
      <text:p text:style-name="P4"><text:span text:style-name="Strong_20_Emphasis"><text:span text:style-name="T2">Input:</text:span></text:span> nums = [10,20,30,5,10,50]</text:p>
      <text:p text:style-name="P4"><text:span text:style-name="Strong_20_Emphasis"><text:span text:style-name="T2">Output:</text:span></text:span> 65</text:p>
      <text:p text:style-name="P3"><text:span text:style-name="Strong_20_Emphasis"><text:span text:style-name="T2">Explanation: </text:span></text:span>[5,10,50] is the ascending subarray with the maximum sum of 65.</text:p>
      <text:p text:style-name="P5"><text:span text:style-name="Strong_20_Emphasis"><text:span text:style-name="T2">Example 2:</text:span></text:span></text:p>
      <text:p text:style-name="P4"><text:span text:style-name="Strong_20_Emphasis"><text:span text:style-name="T2">Input:</text:span></text:span> nums = [10,20,30,40,50]</text:p>
      <text:p text:style-name="P4"><text:span text:style-name="Strong_20_Emphasis"><text:span text:style-name="T2">Output:</text:span></text:span> 150</text:p>
      <text:p text:style-name="P3"><text:span text:style-name="Strong_20_Emphasis"><text:span text:style-name="T2">Explanation: </text:span></text:span>[10,20,30,40,50] is the ascending subarray with the maximum sum of 150.</text:p>
      <text:p text:style-name="P5"><text:span text:style-name="Strong_20_Emphasis"><text:span text:style-name="T2">Example 3:</text:span></text:span></text:p>
      <text:p text:style-name="P4"><text:span text:style-name="Strong_20_Emphasis"><text:span text:style-name="T2">Input:</text:span></text:span> nums = [12,17,15,13,10,11,12]</text:p>
      <text:p text:style-name="P4"><text:span text:style-name="Strong_20_Emphasis"><text:span text:style-name="T2">Output:</text:span></text:span> 33</text:p>
      <text:p text:style-name="P3"><text:span text:style-name="Strong_20_Emphasis"><text:span text:style-name="T2">Explanation: </text:span></text:span>[10,11,12] is the ascending subarray with the maximum sum of 33.</text:p>
      <text:p text:style-name="P5"><text:span text:style-name="Strong_20_Emphasis"><text:span text:style-name="T2">Constraints:</text:span></text:span></text:p>
      <text:list text:style-name="L1">
        <text:list-item>
          <text:p text:style-name="P17"><text:span text:style-name="Source_20_Text"><text:span text:style-name="T1">1 &lt;= nums.length &lt;= 100</text:span></text:span></text:p>
        </text:list-item>
        <text:list-item>
          <text:p text:style-name="P18"><text:span text:style-name="Source_20_Text"><text:span text:style-name="T1">1 &lt;= nums[i] &lt;= 100</text:span></text:span></text:p>
        </text:list-item>
      </text:list>
      <text:h text:style-name="P2" text:outline-level="3"><text:bookmark text:name="overview"/>Overview</text:h>
      <text:p text:style-name="P5">We need to find the highest possible sum of an ascending subarray in a given array of positive integers. An ascending subarray is a contiguous sequence where each element is strictly smaller than the next (i.e., <text:span text:style-name="Source_20_Text"><text:span text:style-name="T2">nums[i] &lt; nums[i+1]</text:span></text:span> for all valid indices). A subarray of size 1 is always considered ascending because there are no adjacent elements to compare.</text:p>
      <text:p text:style-name="P6"><text:span text:style-name="Strong_20_Emphasis"><text:span text:style-name="T2">Note:</text:span></text:span> There is a difference between "ascending" and "non-decreasing." "Ascending" means strictly increasing, where each value is greater than the previous one. On the other hand, "non-decreasing" allows the values to stay the same or increase, so equality is permitted.<text:line-break/>For example:</text:p>
      <text:list text:style-name="L2">
        <text:list-item>
          <text:p text:style-name="P15"><text:span text:style-name="Source_20_Text"><text:span text:style-name="T2">1 2 3 4 5</text:span></text:span> is <text:span text:style-name="Strong_20_Emphasis"><text:span text:style-name="T2">ascending</text:span></text:span> (strictly increasing).</text:p>
        </text:list-item>
        <text:list-item>
          <text:p text:style-name="P16"><text:span text:style-name="Source_20_Text"><text:span text:style-name="T2">1 2 2 3 3 4 5</text:span></text:span> is <text:span text:style-name="Strong_20_Emphasis"><text:span text:style-name="T2">non-decreasing</text:span></text:span> (values can remain the same or increase).</text:p>
        </text:list-item>
      </text:list>
      <text:h text:style-name="P11" text:outline-level="1"><text:soft-page-break/>1800. Maximum Ascending Subarray Sum</text:h>
      <text:h text:style-name="P14" text:outline-level="4"><text:bookmark text:name="intuition-1"/>Intuition</text:h>
      <text:p text:style-name="P10">Instead of using the brute-force method of checking every possible subarray, which is inefficient, we can solve the problem in a single pass through the array.</text:p>
      <text:p text:style-name="P10">The key idea is to keep extending the current subarray as long as it stays ascending. If we encounter an element that isn’t greater than the previous one, we stop and compare the current subarray’s sum with the largest sum we’ve found so far and update it if the current element is not greater than the previous one. Then, we reset the current sum to the current element and start a new subarray from there.</text:p>
      <text:p text:style-name="P10">This strategy works because, with all numbers being positive, extending a subarray will always increase its sum. Thus, we should never start a new subarray when we can extend the current one. For an added challenge, try solving the similar problem <text:a xlink:type="simple" xlink:href="https://leetcode.com/problems/maximum-subarray/description/" office:target-frame-name="_blank" xlink:show="new" text:style-name="Internet_20_link" text:visited-style-name="Visited_20_Internet_20_Link"><text:span text:style-name="T2">53. Maximum Subarray</text:span></text:a><text:span text:style-name="T2"> </text:span><text:span text:style-name="T7">(Kadane’s algorithm)</text:span>, where the numbers are not restricted to be positive.</text:p>
      <text:p text:style-name="P10">By following this idea, we only need to go through the array once. At the end of the loop, we perform a final check to ensure we account for the last subarray, just in case it had the largest sum.</text:p>
      <text:p text:style-name="P10">The algorithm is visualized below:</text:p>
      <text:p text:style-name="P7"/>
      <text:h text:style-name="P13" text:outline-level="1">1800. Maximum Ascending Subarray Sum</text:h>
      <text:p text:style-name="P7">/*</text:p>
      <text:p text:style-name="P7"><text:s text:c="4"/><text:span text:style-name="T3">Si</text:span><text:span text:style-name="T4">n</text:span><text:span text:style-name="T3">gle pass, single pointer</text:span></text:p>
      <text:p text:style-name="P7"><text:s text:c="4"/>Time complexity: O(n)</text:p>
      <text:p text:style-name="P7"><text:s text:c="4"/>Space complexity: O(1)</text:p>
      <text:p text:style-name="P7">*/</text:p>
      <text:p text:style-name="P7">typedef std::vector&lt;int&gt; vi;</text:p>
      <text:p text:style-name="P7"/>
      <text:p text:style-name="P7">class Solution {</text:p>
      <text:p text:style-name="P7"><text:s text:c="4"/>public:</text:p>
      <text:p text:style-name="P7"><text:s text:c="8"/>int maxAscendingSum(vi&amp; nums) {</text:p>
      <text:p text:style-name="P8"><text:s text:c="12"/>int n=nums.size();</text:p>
      <text:p text:style-name="P9"><text:s text:c="12"/>int sum=nums[0]; <text:span text:style-name="T5">// Prefix sum initial value</text:span></text:p>
      <text:p text:style-name="P8"><text:s text:c="12"/>int ans=nums[0]; <text:span text:style-name="T5">// Array could be of size 1</text:span></text:p>
      <text:p text:style-name="P7"><text:s text:c="12"/><text:span text:style-name="T5">// Iterate over all elements</text:span></text:p>
      <text:p text:style-name="P7"><text:s text:c="12"/>for(int i=0;i&lt;n-1;++i){</text:p>
      <text:p text:style-name="P7"><text:s text:c="15"/><text:span text:style-name="T5"><text:s/>// If previous element is greater than the next one</text:span></text:p>
      <text:p text:style-name="P7"><text:s text:c="16"/>if(nums[i]&lt;nums[i+1]){</text:p>
      <text:p text:style-name="P7"><text:s text:c="17"/><text:span text:style-name="T5"><text:s text:c="3"/>// Cumulate the sum</text:span></text:p>
      <text:p text:style-name="P7"><text:s text:c="20"/>sum+=nums[i+1];</text:p>
      <text:p text:style-name="P7"><text:s text:c="16"/>}</text:p>
      <text:p text:style-name="P7"><text:s text:c="9"/><text:span text:style-name="T5"><text:s text:c="7"/>// Otherwise, reset the sum the the value that breaks the condition</text:span></text:p>
      <text:p text:style-name="P7"><text:s text:c="16"/>else sum=nums[i+1];</text:p>
      <text:p text:style-name="P7"/>
      <text:p text:style-name="P7"><text:s text:c="16"/><text:span text:style-name="T5">// Maximize the sum</text:span></text:p>
      <text:p text:style-name="P7"><text:s text:c="16"/>ans=std::max(ans,sum);</text:p>
      <text:p text:style-name="P7"><text:s text:c="12"/>}</text:p>
      <text:p text:style-name="P7"><text:s text:c="12"/>return ans;</text:p>
      <text:p text:style-name="P7"><text:s text:c="8"/>}</text:p>
      <text:p text:style-name="P7">};</text:p>
      <text:h text:style-name="P12" text:outline-level="1">1800. Maximum Ascending Subarray Sum</text:h>
      <text:p text:style-name="P1">/*</text:p>
      <text:p text:style-name="P1"><text:s text:c="4"/><text:span text:style-name="T5">Si</text:span><text:span text:style-name="T6">n</text:span><text:span text:style-name="T5">gle pass, single pointer</text:span></text:p>
      <text:p text:style-name="P1"><text:s text:c="4"/>Time complexity: O(n)</text:p>
      <text:p text:style-name="P1"><text:s text:c="4"/>Space complexity: O(1)</text:p>
      <text:p text:style-name="P1">*/</text:p>
      <text:p text:style-name="P1">typedef std::vector&lt;int&gt; vi;</text:p>
      <text:p text:style-name="P1"/>
      <text:p text:style-name="P1">class Solution {</text:p>
      <text:p text:style-name="P1"><text:s text:c="4"/>public:</text:p>
      <text:p text:style-name="P1"><text:s text:c="8"/>int maxAscendingSum(vi&amp; nums) {</text:p>
      <text:p text:style-name="P1"><text:s text:c="12"/>int n=nums.size();</text:p>
      <text:p text:style-name="P1"><text:s text:c="12"/>int sum=nums[0],ans=0;</text:p>
      <text:p text:style-name="P1"><text:s text:c="12"/>for(int i=0;i&lt;n-1;++i){</text:p>
      <text:p text:style-name="P1"><text:s text:c="16"/>if(nums[i]&gt;=nums[i+1]){</text:p>
      <text:p text:style-name="P1"><text:s text:c="20"/>ans=std::max(ans,sum);</text:p>
      <text:p text:style-name="P1"><text:s text:c="20"/>sum=0;</text:p>
      <text:p text:style-name="P1"><text:s text:c="16"/>}</text:p>
      <text:p text:style-name="P1"><text:s text:c="16"/>sum+=nums[i+1];</text:p>
      <text:p text:style-name="P1"><text:s text:c="12"/>}</text:p>
      <text:p text:style-name="P1"><text:s text:c="12"/>return std::max(ans,sum);</text:p>
      <text:p text:style-name="P1"><text:s text:c="8"/>}</text:p>
      <text:p text:style-name="P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page-number text:select-page="current">4</text:page-number>/<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09:12:38.727121040</meta:creation-date>
    <dc:date>2025-02-04T16:45:23.843454781</dc:date>
    <meta:editing-duration>PT21M31S</meta:editing-duration>
    <meta:editing-cycles>6</meta:editing-cycles>
    <meta:generator>LibreOffice/24.2.7.2$Linux_X86_64 LibreOffice_project/420$Build-2</meta:generator>
    <meta:document-statistic meta:table-count="0" meta:image-count="0" meta:object-count="0" meta:page-count="4" meta:paragraph-count="82" meta:word-count="616" meta:character-count="4173" meta:non-whitespace-character-count="3194"/>
  </office:meta>
</office:document-meta>
</file>